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Ultrafine_20_Dashed" svg:stroke-width="0.051cm" svg:stroke-color="#0000ff" draw:fill="none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" svg:stroke-width="0.051cm" svg:stroke-color="#000000" draw:marker-start-width="0.2cm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Ultrafine_20_Dashed"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921cm" svg:height="1.397cm" svg:x="3.475cm" svg:y="8.763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921cm" svg:height="1.397cm" svg:x="3.475cm" svg:y="5.969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921cm" svg:height="1.397cm" svg:x="12.446cm" svg:y="5.969cm">
          <text:p text:style-name="P1">O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921cm" svg:height="1.397cm" svg:x="8.001cm" svg:y="9.506cm">
          <text:p text:style-name="P1">O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921cm" svg:height="1.397cm" svg:x="5.815cm" svg:y="2.27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921cm" svg:height="1.397cm" svg:x="12.446cm" svg:y="2.50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921cm" svg:height="1.397cm" svg:x="8.001cm" svg:y="5.969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921cm" svg:height="1.397cm" svg:x="12.446cm" svg:y="9.398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4.94cm" svg:y1="7.162cm" svg:x2="14.94cm" svg:y2="7.162cm" draw:start-shape="id1" draw:start-glue-point="9" draw:end-shape="id1" draw:end-glue-point="9" svg:d="m14940 7162">
          <text:p/>
        </draw:connector>
        <draw:custom-shape draw:style-name="gr3" draw:text-style-name="P1" draw:layer="layout" svg:width="3.683cm" svg:height="4.953cm" svg:x="3.094cm" svg:y="5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429cm" svg:height="2.032cm" svg:x="7.747cm" svg:y="9.1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429cm" svg:height="5.334cm" svg:x="12.192cm" svg:y="5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064cm" svg:height="9.144cm" svg:x="11.884cm" svg:y="2.2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2.446cm" svg:y1="6.668cm" svg:x2="10.922cm" svg:y2="6.668cm" draw:start-shape="id1" draw:start-glue-point="6" draw:end-shape="id2" draw:end-glue-point="10" svg:d="m12446 6668h-1524">
          <text:p/>
        </draw:connector>
        <draw:connector draw:style-name="gr5" draw:text-style-name="P1" draw:layer="layout" draw:type="line" svg:x1="13.907cm" svg:y1="5.969cm" svg:x2="13.907cm" svg:y2="3.902cm" draw:start-shape="id1" draw:start-glue-point="4" draw:end-shape="id3" draw:end-glue-point="8" svg:d="m13907 5969v-2067">
          <text:p text:style-name="P2">t <text:s text:c="2"/></text:p>
        </draw:connector>
        <draw:connector draw:style-name="gr5" draw:text-style-name="P1" draw:layer="layout" draw:type="line" svg:x1="13.907cm" svg:y1="7.366cm" svg:x2="13.907cm" svg:y2="9.398cm" draw:start-shape="id1" draw:start-glue-point="8" draw:end-shape="id4" draw:end-glue-point="4" svg:d="m13907 7366v2032">
          <text:p text:style-name="P2">x <text:s text:c="2"/></text:p>
        </draw:connector>
        <draw:connector draw:style-name="gr6" draw:text-style-name="P1" draw:layer="layout" draw:type="line" svg:x1="9.462cm" svg:y1="9.506cm" svg:x2="9.462cm" svg:y2="7.366cm" draw:start-shape="id5" draw:start-glue-point="4" draw:end-shape="id2" draw:end-glue-point="8" svg:d="m9462 9506v-2140">
          <text:p/>
        </draw:connector>
        <draw:connector draw:style-name="gr6" draw:text-style-name="P1" draw:layer="layout" draw:type="line" svg:x1="6.396cm" svg:y1="6.668cm" svg:x2="8.001cm" svg:y2="6.668cm" draw:start-shape="id6" draw:start-glue-point="10" draw:end-shape="id2" draw:end-glue-point="6" svg:d="m6396 6668h1605">
          <text:p/>
        </draw:connector>
        <draw:connector draw:style-name="gr5" draw:text-style-name="P1" draw:layer="layout" draw:type="line" svg:x1="4.936cm" svg:y1="7.366cm" svg:x2="4.936cm" svg:y2="8.763cm" draw:start-shape="id6" draw:start-glue-point="8" draw:end-shape="id7" draw:end-glue-point="4" svg:d="m4936 7366v1397">
          <text:p text:style-name="P1">x <text:s text:c="2"/></text:p>
        </draw:connector>
        <draw:connector draw:style-name="gr5" draw:text-style-name="P1" draw:layer="layout" draw:type="line" svg:x1="4.936cm" svg:y1="5.969cm" svg:x2="6.242cm" svg:y2="3.471cm" draw:start-shape="id6" draw:start-glue-point="4" draw:end-shape="id8" draw:end-glue-point="7" svg:d="m4936 5969 1306-2498">
          <text:p text:style-name="P1">t <text:s text:c="4"/></text:p>
        </draw:connector>
        <draw:connector draw:style-name="gr5" draw:text-style-name="P1" draw:layer="layout" draw:type="line" svg:x1="9.462cm" svg:y1="5.969cm" svg:x2="8.309cm" svg:y2="3.471cm" draw:start-shape="id2" draw:start-glue-point="4" draw:end-shape="id8" draw:end-glue-point="9" svg:d="m9462 5969-1153-2498">
          <text:p text:style-name="P1"><text:s text:c="7"/>to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449cm" fo:page-height="15.8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25T12:25:13</dc:date>
    <dc:creator>damien zufferey</dc:creator>
    <meta:document-statistic meta:object-count="21"/>
    <meta:generator>LibreOffice/3.5$Linux_X86_64 LibreOffice_project/350m1$Build-2</meta:generator>
  </office:meta>
</office:document-meta>
</file>